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style:text-position="super 65.3%"/>
    </style:style>
    <style:style style:name="P3" style:parent-style-name="Paragraphedeliste" style:family="paragraph"/>
    <style:style style:name="T4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T5" style:parent-style-name="Policepardéfaut" style:family="text">
      <style:text-properties style:font-name="Courier New" style:font-name-complex="Courier New" fo:color="#116329" fo:font-size="9.5pt" style:font-size-asian="9.5pt" style:font-size-complex="9.5pt" fo:background-color="#F6F8FA"/>
    </style:style>
    <style:style style:name="P6" style:parent-style-name="Paragraphedeliste" style:family="paragraph"/>
    <style:style style:name="T7" style:parent-style-name="Policepardéfaut" style:family="text">
      <style:text-properties style:font-name="Courier New" style:font-name-complex="Courier New" fo:color="#953800" fo:font-size="9.5pt" style:font-size-asian="9.5pt" style:font-size-complex="9.5pt" fo:background-color="#F6F8FA"/>
    </style:style>
    <style:style style:name="T8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T9" style:parent-style-name="Policepardéfaut" style:family="text">
      <style:text-properties style:font-name="Courier New" style:font-name-complex="Courier New" fo:color="#0550AE" fo:font-size="9.5pt" style:font-size-asian="9.5pt" style:font-size-complex="9.5pt" fo:background-color="#F6F8FA"/>
    </style:style>
    <style:style style:name="T10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T11" style:parent-style-name="Policepardéfaut" style:family="text">
      <style:text-properties style:font-name="Courier New" style:font-name-complex="Courier New" fo:color="#953800" fo:font-size="9.5pt" style:font-size-asian="9.5pt" style:font-size-complex="9.5pt" fo:background-color="#F6F8FA"/>
    </style:style>
    <style:style style:name="T12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T13" style:parent-style-name="Policepardéfaut" style:family="text">
      <style:text-properties style:font-name="Courier New" style:font-name-complex="Courier New" fo:color="#116329" fo:font-size="9.5pt" style:font-size-asian="9.5pt" style:font-size-complex="9.5pt" fo:background-color="#F6F8FA"/>
    </style:style>
    <style:style style:name="T14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P15" style:parent-style-name="Paragraphedeliste" style:family="paragraph"/>
    <style:style style:name="T16" style:parent-style-name="Policepardéfaut" style:family="text">
      <style:text-properties style:font-name="Courier New" style:font-name-complex="Courier New" fo:color="#953800" fo:font-size="9.5pt" style:font-size-asian="9.5pt" style:font-size-complex="9.5pt" fo:background-color="#F6F8FA"/>
    </style:style>
    <style:style style:name="T17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T18" style:parent-style-name="Policepardéfaut" style:family="text">
      <style:text-properties style:font-name="Courier New" style:font-name-complex="Courier New" fo:color="#953800" fo:font-size="9.5pt" style:font-size-asian="9.5pt" style:font-size-complex="9.5pt" fo:background-color="#F6F8FA"/>
    </style:style>
    <style:style style:name="T19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P20" style:parent-style-name="Paragraphedeliste" style:family="paragraph"/>
    <style:style style:name="P21" style:parent-style-name="Paragraphedeliste" style:family="paragraph"/>
    <style:style style:name="T22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T23" style:parent-style-name="Policepardéfaut" style:family="text">
      <style:text-properties style:font-name="Courier New" style:font-name-complex="Courier New" fo:color="#116329" fo:font-size="9.5pt" style:font-size-asian="9.5pt" style:font-size-complex="9.5pt" fo:background-color="#F6F8FA"/>
    </style:style>
    <style:style style:name="T24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T25" style:parent-style-name="Policepardéfaut" style:family="text">
      <style:text-properties style:font-name="Courier New" style:font-name-complex="Courier New" fo:color="#0A3069" fo:font-size="9.5pt" style:font-size-asian="9.5pt" style:font-size-complex="9.5pt" fo:background-color="#F6F8FA"/>
    </style:style>
    <style:style style:name="T26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P27" style:parent-style-name="Paragraphedeliste" style:family="paragraph"/>
    <style:style style:name="T28" style:parent-style-name="Policepardéfaut" style:family="text">
      <style:text-properties style:font-name="Courier New" style:font-name-complex="Courier New" fo:color="#953800" fo:font-size="9.5pt" style:font-size-asian="9.5pt" style:font-size-complex="9.5pt" fo:background-color="#F6F8FA"/>
    </style:style>
    <style:style style:name="T29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T30" style:parent-style-name="Policepardéfaut" style:family="text">
      <style:text-properties style:font-name="Courier New" style:font-name-complex="Courier New" fo:color="#0A3069" fo:font-size="9.5pt" style:font-size-asian="9.5pt" style:font-size-complex="9.5pt" fo:background-color="#F6F8FA"/>
    </style:style>
    <style:style style:name="P31" style:parent-style-name="Paragraphedeliste" style:family="paragraph"/>
    <style:style style:name="T32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T33" style:parent-style-name="Policepardéfaut" style:family="text">
      <style:text-properties style:font-name="Courier New" style:font-name-complex="Courier New" fo:color="#953800" fo:font-size="9.5pt" style:font-size-asian="9.5pt" style:font-size-complex="9.5pt" fo:background-color="#F6F8FA"/>
    </style:style>
    <style:style style:name="T34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P35" style:parent-style-name="Paragraphedeliste" style:family="paragraph"/>
    <style:style style:name="P36" style:parent-style-name="Paragraphedeliste" style:family="paragraph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P37" style:parent-style-name="Paragraphedeliste" style:family="paragraph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P38" style:parent-style-name="Paragraphedeliste" style:family="paragraph"/>
    <style:style style:name="T39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T40" style:parent-style-name="Policepardéfaut" style:family="text">
      <style:text-properties style:font-name="Courier New" style:font-name-complex="Courier New" fo:color="#953800" fo:font-size="9.5pt" style:font-size-asian="9.5pt" style:font-size-complex="9.5pt" fo:background-color="#F6F8FA"/>
    </style:style>
    <style:style style:name="T41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P42" style:parent-style-name="Paragraphedeliste" style:family="paragraph"/>
    <style:style style:name="P43" style:parent-style-name="Paragraphedeliste" style:family="paragraph"/>
    <style:style style:name="T44" style:parent-style-name="Policepardéfaut" style:family="text">
      <style:text-properties style:font-name="Courier New" style:font-name-asian="Times New Roman" style:font-name-complex="Courier New" fo:color="#953800" fo:font-size="9.5pt" style:font-size-asian="9.5pt" style:font-size-complex="9.5pt" fo:background-color="#F6F8FA" style:language-asian="fr" style:country-asian="FR"/>
    </style:style>
    <style:style style:name="T45" style:parent-style-name="Policepardéfaut" style:family="text">
      <style:text-properties style:font-name="Courier New" style:font-name-asian="Times New Roman" style:font-name-complex="Courier New" fo:color="#384A72" fo:font-size="9.5pt" style:font-size-asian="9.5pt" style:font-size-complex="9.5pt" fo:background-color="#F6F8FA" style:language-asian="fr" style:country-asian="FR"/>
    </style:style>
    <style:style style:name="P46" style:parent-style-name="Paragraphedeliste" style:family="paragraph"/>
    <style:style style:name="T47" style:parent-style-name="Policepardéfaut" style:family="text">
      <style:text-properties style:font-name="Courier New" style:font-name-asian="Times New Roman" style:font-name-complex="Courier New" fo:color="#384A72" fo:font-size="9.5pt" style:font-size-asian="9.5pt" style:font-size-complex="9.5pt" fo:background-color="#F6F8FA" style:language-asian="fr" style:country-asian="FR"/>
    </style:style>
    <style:style style:name="P48" style:parent-style-name="Paragraphedeliste" style:family="paragraph"/>
    <style:style style:name="P49" style:parent-style-name="Paragraphedeliste" style:family="paragraph"/>
    <style:style style:name="T50" style:parent-style-name="Policepardéfaut" style:family="text">
      <style:text-properties style:font-name="Courier New" style:font-name-complex="Courier New" fo:color="#953800" fo:font-size="9.5pt" style:font-size-asian="9.5pt" style:font-size-complex="9.5pt" fo:background-color="#F6F8FA"/>
    </style:style>
    <style:style style:name="T51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P52" style:parent-style-name="Paragraphedeliste" style:family="paragraph"/>
    <style:style style:name="T53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P54" style:parent-style-name="Paragraphedeliste" style:family="paragraph"/>
    <style:style style:name="P55" style:parent-style-name="Paragraphedeliste" style:family="paragraph"/>
    <style:style style:name="T56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T57" style:parent-style-name="Policepardéfaut" style:family="text">
      <style:text-properties style:font-name="Courier New" style:font-name-complex="Courier New" fo:color="#116329" fo:font-size="9.5pt" style:font-size-asian="9.5pt" style:font-size-complex="9.5pt" fo:background-color="#F6F8FA"/>
    </style:style>
    <style:style style:name="T58" style:parent-style-name="Policepardéfaut" style:family="text">
      <style:text-properties style:font-name="Courier New" style:font-name-complex="Courier New" fo:color="#384A72" fo:font-size="9.5pt" style:font-size-asian="9.5pt" style:font-size-complex="9.5pt" fo:background-color="#F6F8FA"/>
    </style:style>
    <style:style style:name="P59" style:parent-style-name="Paragraphedeliste" style:family="paragraph"/>
    <style:style style:name="P60" style:parent-style-name="Paragraphedeliste" style:family="paragraph"/>
    <style:style style:name="P61" style:parent-style-name="Paragraphedeliste" style:family="paragraph"/>
    <style:style style:name="T62" style:parent-style-name="Policepardéfaut" style:family="text">
      <style:text-properties style:text-position="super 65.3%"/>
    </style:style>
    <style:style style:name="P63" style:parent-style-name="Paragraphedeliste" style:family="paragraph"/>
    <style:style style:name="T64" style:parent-style-name="Policepardéfaut" style:family="text">
      <style:text-properties style:font-name="Wingdings" style:font-name-asian="Wingdings" style:font-name-complex="Wingdings"/>
    </style:style>
    <style:style style:name="P65" style:parent-style-name="Paragraphedeliste" style:family="paragraph"/>
    <style:style style:name="T66" style:parent-style-name="Policepardéfaut" style:family="text">
      <style:text-properties style:font-name="Courier New" style:font-name-complex="Courier New" fo:font-size="10pt" style:font-size-asian="10pt"/>
    </style:style>
    <style:style style:name="P67" style:parent-style-name="Paragraphedeliste" style:family="paragraph"/>
  </office:automatic-styles>
  <office:body>
    <office:text text:use-soft-page-breaks="true">
      <text:p text:style-name="P1">Notes d’installation</text:p>
      <text:h text:style-name="Titre1" text:outline-level="1">Test avec Quarkus</text:h>
      <text:p text:style-name="Normal">Suivi de la doc :<text:s/><text:a xlink:href="https://blog.sciam.fr/2024/09/13/env-quarkus-wsl.html" office:target-frame-name="_top" xlink:show="replace"><text:span text:style-name="Lienhypertexte">https://blog.sciam.fr/2024/09/13/env-quarkus-wsl.html</text:span></text:a></text:p>
      <text:h text:style-name="Titre2" text:outline-level="2">1<text:span text:style-name="T2">ère</text:span><text:s/>partie : génération jar standard</text:h>
      <text:list text:style-name="LFO1" text:continue-numbering="true">
        <text:list-item>
          <text:p text:style-name="P3">install WSL :<text:s/><text:span text:style-name="T4">wsl<text:s/></text:span><text:span text:style-name="T5">--install</text:span></text:p>
        </text:list-item>
        <text:list-item>
          <text:p text:style-name="P6">màj Ubuntu :<text:s/><text:span text:style-name="T7">sudo<text:s/></text:span><text:span text:style-name="T8">apt update<text:s/></text:span><text:span text:style-name="T9">&amp;&amp;</text:span><text:span text:style-name="T10"><text:s/></text:span><text:span text:style-name="T11">sudo<text:s/></text:span><text:span text:style-name="T12">apt<text:s/></text:span><text:span text:style-name="T13">-y</text:span><text:span text:style-name="T14"><text:s/>upgrade</text:span></text:p>
        </text:list-item>
        <text:list-item>
          <text:p text:style-name="P15">install zip :<text:s/><text:span text:style-name="T16">sudo<text:s/></text:span><text:span text:style-name="T17">apt<text:s/></text:span><text:span text:style-name="T18">install<text:s/></text:span><text:span text:style-name="T19">zip unzip</text:span></text:p>
        </text:list-item>
        <text:list-item>
          <text:p text:style-name="P20">install SDKman :</text:p>
          <text:list text:continue-numbering="true">
            <text:list-item>
              <text:p text:style-name="P21"><text:span text:style-name="T22">curl<text:s/></text:span><text:span text:style-name="T23">-s</text:span><text:span text:style-name="T24"><text:s/></text:span><text:span text:style-name="T25">"https://get.sdkman.io"</text:span><text:span text:style-name="T26"><text:s/>| bash</text:span></text:p>
            </text:list-item>
            <text:list-item>
              <text:p text:style-name="P27"><text:span text:style-name="T28">source</text:span><text:span text:style-name="T29"><text:s/></text:span><text:span text:style-name="T30">"/home/vincent/.sdkman/bin/sdkman-init.sh"</text:span></text:p>
            </text:list-item>
          </text:list>
        </text:list-item>
        <text:list-item>
          <text:p text:style-name="P31">install jdk :<text:s/><text:span text:style-name="T32">sdk<text:s/></text:span><text:span text:style-name="T33">install<text:s/></text:span><text:span text:style-name="T34">java 23.1.4.r21-mandrel</text:span></text:p>
        </text:list-item>
        <text:list-item>
          <text:p text:style-name="P35">ajout de JAVA_HOME dans .bashrc :</text:p>
          <text:list text:continue-numbering="true">
            <text:list-item>
              <text:p text:style-name="P36">export JAVA_HOME=/home/vincent/.sdkman/candidates/java/23.1.4.r21-mandrel</text:p>
            </text:list-item>
            <text:list-item>
              <text:p text:style-name="P37">export PATH=$JAVA_HOME/bin:$PATH</text:p>
            </text:list-item>
          </text:list>
        </text:list-item>
        <text:list-item>
          <text:p text:style-name="P38">install quarkus :<text:s/><text:span text:style-name="T39">sdk<text:s/></text:span><text:span text:style-name="T40">install<text:s/></text:span><text:span text:style-name="T41">quarkus</text:span></text:p>
        </text:list-item>
        <text:list-item>
          <text:p text:style-name="P42">création projet quarkus :</text:p>
          <text:list text:continue-numbering="true">
            <text:list-item>
              <text:p text:style-name="P43"><text:span text:style-name="T44">cd<text:s/></text:span><text:span text:style-name="T45">projects</text:span></text:p>
            </text:list-item>
            <text:list-item>
              <text:p text:style-name="P46"><text:span text:style-name="T47">quarkus create app</text:span></text:p>
            </text:list-item>
          </text:list>
        </text:list-item>
        <text:list-item>
          <text:p text:style-name="P48">build du projet :</text:p>
          <text:list text:continue-numbering="true">
            <text:list-item>
              <text:p text:style-name="P49"><text:span text:style-name="T50">cd<text:s/></text:span><text:span text:style-name="T51">code-with-quarkus</text:span></text:p>
            </text:list-item>
            <text:list-item>
              <text:p text:style-name="P52"><text:span text:style-name="T53">quarkus build</text:span></text:p>
            </text:list-item>
          </text:list>
        </text:list-item>
        <text:list-item>
          <text:p text:style-name="P54">démarrage de l’appli :</text:p>
          <text:list text:continue-numbering="true">
            <text:list-item>
              <text:p text:style-name="P55"><text:span text:style-name="T56">java<text:s/></text:span><text:span text:style-name="T57">-jar</text:span><text:span text:style-name="T58"><text:s/>target/quarkus-app/quarkus-run.jar</text:span></text:p>
            </text:list-item>
          </text:list>
        </text:list-item>
        <text:list-item>
          <text:p text:style-name="P59">test en local :<text:s/><text:a xlink:href="http://localhost:8080/hello" office:target-frame-name="_top" xlink:show="replace"><text:span text:style-name="Lienhypertexte">http://localhost:8080/hello</text:span></text:a><text:s/></text:p>
        </text:list-item>
        <text:list-item>
          <text:p text:style-name="P60">CTRL+C pour arrêter l’appli</text:p>
        </text:list-item>
      </text:list>
      <text:list text:style-name="LFO2" text:continue-numbering="true">
        <text:list-item>
          <text:p text:style-name="P61">essai de reproduction de cette procédure sur o2switch, mais java n’est pas installé / autorisé</text:p>
        </text:list-item>
      </text:list>
      <text:h text:style-name="Titre1" text:outline-level="1">Test avec NestJS</text:h>
      <text:h text:style-name="Titre2" text:outline-level="2">1<text:span text:style-name="T62">ère</text:span><text:s/>partie : install en local (dans WSL)</text:h>
      <text:list text:style-name="LFO1" text:continue-numbering="true">
        <text:list-item>
          <text:p text:style-name="P63">WSL : déjà installé (cf ci-avant), install de Windows Terminal, pour faciliter le fait d’avoir plusieurs terminals (plusieurs onglets), et changement des couleurs (paramètres) pour avoir un thème lisible <text:span text:style-name="T64"></text:span></text:p>
        </text:list-item>
        <text:list-item>
          <text:p text:style-name="P65">install de NestJS CLI :<text:s/><text:span text:style-name="T66">npm install -g @nestjs/cli</text:span></text:p>
        </text:list-item>
        <text:list-item>
          <text:p text:style-name="P67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mpte Microsoft</meta:initial-creator>
    <dc:creator>Compte Microsoft</dc:creator>
    <meta:creation-date>2025-03-19T21:05:00Z</meta:creation-date>
    <dc:date>2025-03-20T22:09:00Z</dc:date>
    <meta:template xlink:href="Normal.dotm" xlink:type="simple"/>
    <meta:editing-cycles>2</meta:editing-cycles>
    <meta:editing-duration>PT3360S</meta:editing-duration>
    <meta:document-statistic meta:page-count="2" meta:paragraph-count="2" meta:word-count="212" meta:character-count="1382" meta:row-count="9" meta:non-whitespace-character-count="1172"/>
  </office:meta>
</office:document-meta>
</file>